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41cm" fo:min-width="3.721cm"/>
    </style:style>
    <style:style style:name="gr2" style:family="graphic" style:parent-style-name="objectwithoutfill">
      <style:graphic-properties svg:stroke-color="#000000" draw:marker-end="Arrow" draw:marker-end-width="0.3cm" draw:fill="none" draw:fill-color="#729fcf" draw:textarea-vertical-align="bottom"/>
    </style:style>
    <style:style style:name="gr3" style:family="graphic" style:parent-style-name="objectwithoutfill" style:list-style-name="L2">
      <style:graphic-properties svg:stroke-color="#000000" draw:marker-end="Arrow" draw:marker-end-width="0.3cm" draw:fill="none" draw:fill-color="#729fcf" draw:textarea-vertical-align="bottom"/>
    </style:style>
    <style:style style:name="gr4" style:family="graphic" style:parent-style-name="objectwithoutfill">
      <style:graphic-properties svg:stroke-color="#000000" draw:marker-end="Arrow" draw:marker-end-width="0.3cm" draw:fill="none" draw:fill-color="#729fc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67cm" svg:height="5.176cm" svg:x="6.57cm" svg:y="2cm">
          <text:p text:style-name="P1">Scann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967cm" svg:height="5.176cm" svg:x="16.266cm" svg:y="2cm">
          <text:p text:style-name="P1">LR(1) Par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967cm" svg:height="5.176cm" svg:x="16.142cm" svg:y="12.824cm">
          <text:p text:style-name="P1">Table gene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2.537cm" svg:y1="4.824cm" svg:x2="16.391cm" svg:y2="4.824cm">
          <text:p text:style-name="P3">Tokens</text:p>
        </draw:line>
        <draw:line draw:style-name="gr3" draw:text-style-name="P6" draw:layer="layout" svg:x1="19.25cm" svg:y1="12.823cm" svg:x2="19.25cm" svg:y2="7.176cm">
          <text:p text:style-name="P5">Table</text:p>
        </draw:line>
        <draw:line draw:style-name="gr4" draw:text-style-name="P4" draw:layer="layout" svg:x1="22.357cm" svg:y1="4.667cm" svg:x2="28.2cm" svg:y2="4.667cm">
          <text:p text:style-name="P1">Intermediate</text:p>
          <text:p text:style-name="P1">Representation</text:p>
        </draw:line>
        <draw:line draw:style-name="gr2" draw:text-style-name="P4" draw:layer="layout" svg:x1="1.1cm" svg:y1="4.667cm" svg:x2="6.694cm" svg:y2="4.667cm">
          <text:p text:style-name="P1">Source code</text:p>
        </draw:line>
        <draw:line draw:style-name="gr2" draw:text-style-name="P4" draw:layer="layout" svg:x1="11.542cm" svg:y1="15.647cm" svg:x2="16.142cm" svg:y2="15.647cm">
          <text:p text:style-name="P1">Grammar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1T14:08:55.783134383</meta:creation-date>
    <dc:date>2016-03-21T14:20:14.144628710</dc:date>
    <meta:editing-duration>PT11S</meta:editing-duration>
    <meta:editing-cycles>1</meta:editing-cycles>
    <meta:document-statistic meta:object-count="8"/>
    <meta:generator>LibreOffice/5.0.2.2$Linux_X86_64 LibreOffice_project/00m0$Build-2</meta:generator>
  </office:meta>
</office:document-meta>
</file>